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764in"/>
    </style:style>
    <style:style style:name="co2" style:family="table-column">
      <style:table-column-properties fo:break-before="auto" style:column-width="3.6535in"/>
    </style:style>
    <style:style style:name="co3" style:family="table-column">
      <style:table-column-properties fo:break-before="auto" style:column-width="0.7083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0.9165in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53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3" style:family="table" style:master-page-name="PageStyle_5f_Blad3">
      <style:table-properties table:display="true" style:writing-mode="lr-tb"/>
    </style:style>
    <style:style style:name="ta2" style:family="table" style:master-page-name="PageStyle_5f_progress">
      <style:table-properties table:display="true" style:writing-mode="lr-tb"/>
    </style:style>
    <style:style style:name="ta4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95373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953735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5123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rotation-align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gress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6" table:default-cell-style-name="Default"/>
        <table:table-row table:style-name="ro3">
          <table:table-cell table:style-name="ce1" office:value-type="string">
            <text:p>SPRINT <text:s/>--&gt;</text:p>
          </table:table-cell>
          <table:table-cell table:style-name="ce1"/>
          <table:table-cell table:style-name="ce6" office:value-type="date" office:date-value="2011-01-11">
            <text:p>11-Jan-11</text:p>
          </table:table-cell>
          <table:table-cell table:style-name="ce6" office:value-type="date" office:date-value="2011-01-13">
            <text:p>13-Jan-11</text:p>
          </table:table-cell>
          <table:table-cell table:style-name="ce6" office:value-type="date" office:date-value="2011-01-18">
            <text:p>18-Jan-11</text:p>
          </table:table-cell>
          <table:table-cell table:style-name="ce6" office:value-type="date" office:date-value="2011-01-20">
            <text:p>20-Jan-11</text:p>
          </table:table-cell>
          <table:table-cell table:style-name="ce6" office:value-type="date" office:date-value="2011-01-25">
            <text:p>25-Jan-11</text:p>
          </table:table-cell>
          <table:table-cell table:style-name="ce6" office:value-type="date" office:date-value="2011-01-27">
            <text:p>27-Jan-11</text:p>
          </table:table-cell>
          <table:table-cell/>
          <table:table-cell>
            <draw:frame table:end-cell-address="progress.P35" table:end-x="0.5709in" table:end-y="0.0551in" draw:z-index="0" draw:name="Grafiek 1" draw:style-name="gr1" svg:width="5.7799in" svg:height="6.5386in" svg:x="0.0295in" svg:y="0.5004in">
              <draw:object draw:notify-on-update-of-ranges="progress.B2:progress.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table:style-name="ce2" office:value-type="string">
            <text:p>Burndown (remaining work units) </text:p>
          </table:table-cell>
          <table:table-cell table:style-name="ce5" table:formula="of:=COUNTIF([.B6:.B35];&quot;unit&quot;)" office:value-type="float" office:value="25">
            <text:p>25</text:p>
          </table:table-cell>
          <table:table-cell table:style-name="ce5" table:formula="of:=[.B2]-COUNTIF([.C6:.C35];&quot;done&quot;)" office:value-type="float" office:value="23">
            <text:p>23</text:p>
          </table:table-cell>
          <table:table-cell table:style-name="ce5" table:formula="of:=[.C2]-COUNTIF([.D6:.D35];&quot;done&quot;)" office:value-type="float" office:value="22">
            <text:p>22</text:p>
          </table:table-cell>
          <table:table-cell table:style-name="ce5" table:formula="of:=[.D2]-COUNTIF([.E6:.E35];&quot;done&quot;)" office:value-type="float" office:value="18">
            <text:p>18</text:p>
          </table:table-cell>
          <table:table-cell table:style-name="ce5" table:formula="of:=[.E2]-COUNTIF([.F6:.F35];&quot;done&quot;)" office:value-type="float" office:value="17">
            <text:p>17</text:p>
          </table:table-cell>
          <table:table-cell table:style-name="ce5" table:formula="of:=[.F2]-COUNTIF([.G6:.G35];&quot;done&quot;)" office:value-type="float" office:value="7">
            <text:p>7</text:p>
          </table:table-cell>
          <table:table-cell table:style-name="ce5" table:formula="of:=[.G2]-COUNTIF([.H6:.H35];&quot;done&quot;)" office:value-type="float" office:value="7">
            <text:p>7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WORK UNITS</text:p>
          </table:table-cell>
          <table:table-cell table:number-columns-repeated="1023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3" office:value-type="string">
            <text:p>Opdracht 1.1</text:p>
          </table:table-cell>
          <table:table-cell office:value-type="string">
            <text:p>unit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dracht 1.2</text:p>
          </table:table-cell>
          <table:table-cell office:value-type="string">
            <text:p>unit</text:p>
          </table:table-cell>
          <table:table-cell table:style-name="ce7"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hecken of we alle methoden wel hebben</text:p>
          </table:table-cell>
          <table:table-cell office:value-type="string">
            <text:p>unit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lassen, methoden en attributen omzetten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.3 implementatie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art doen: 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. Time</text:p>
          </table:table-cell>
          <table:table-cell office:value-type="string">
            <text:p>unit</text:p>
          </table:table-cell>
          <table:table-cell table:number-columns-repeated="4"/>
          <table:table-cell office:value-type="string">
            <text:p>don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. System</text:p>
          </table:table-cell>
          <table:table-cell office:value-type="string">
            <text:p>unit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.Coordinator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. Teacher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. Administrator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utger doen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. Parent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. Scheduled Tasks</text:p>
          </table:table-cell>
          <table:table-cell office:value-type="string">
            <text:p>unit</text:p>
          </table:table-cell>
          <table:table-cell table:number-columns-repeated="4"/>
          <table:table-cell office:value-type="string">
            <text:p>don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. LunchSchedule</text:p>
          </table:table-cell>
          <table:table-cell office:value-type="string">
            <text:p>unit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. Date</text:p>
          </table:table-cell>
          <table:table-cell office:value-type="string">
            <text:p>unit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. Lunch</text:p>
          </table:table-cell>
          <table:table-cell office:value-type="string">
            <text:p>unit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. LunchGroup</text:p>
          </table:table-cell>
          <table:table-cell office:value-type="string">
            <text:p>unit</text:p>
          </table:table-cell>
          <table:table-cell table:number-columns-repeated="3"/>
          <table:table-cell office:value-type="string">
            <text:p>don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rnold doen: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. RegistrationManager</text:p>
          </table:table-cell>
          <table:table-cell office:value-type="string">
            <text:p>unit</text:p>
          </table:table-cell>
          <table:table-cell table:number-columns-repeated="4"/>
          <table:table-cell office:value-type="string">
            <text:p>done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. RegistrationData</text:p>
          </table:table-cell>
          <table:table-cell office:value-type="string">
            <text:p>unit</text:p>
          </table:table-cell>
          <table:table-cell table:number-columns-repeated="4"/>
          <table:table-cell office:value-type="string">
            <text:p>done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. CostScheme</text:p>
          </table:table-cell>
          <table:table-cell office:value-type="string">
            <text:p>unit</text:p>
          </table:table-cell>
          <table:table-cell table:number-columns-repeated="4"/>
          <table:table-cell office:value-type="string">
            <text:p>done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. StandardScheme</text:p>
          </table:table-cell>
          <table:table-cell office:value-type="string">
            <text:p>unit</text:p>
          </table:table-cell>
          <table:table-cell table:number-columns-repeated="4"/>
          <table:table-cell office:value-type="string">
            <text:p>done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. PayUpFrontScheme</text:p>
          </table:table-cell>
          <table:table-cell office:value-type="string">
            <text:p>unit</text:p>
          </table:table-cell>
          <table:table-cell table:number-columns-repeated="4"/>
          <table:table-cell office:value-type="string">
            <text:p>don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no doen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. User</text:p>
          </table:table-cell>
          <table:table-cell office:value-type="string">
            <text:p>unit</text:p>
          </table:table-cell>
          <table:table-cell table:number-columns-repeated="4"/>
          <table:table-cell office:value-type="string">
            <text:p>don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. Availability</text:p>
          </table:table-cell>
          <table:table-cell office:value-type="string">
            <text:p>unit</text:p>
          </table:table-cell>
          <table:table-cell table:number-columns-repeated="4"/>
          <table:table-cell office:value-type="string">
            <text:p>don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. Swap Request</text:p>
          </table:table-cell>
          <table:table-cell office:value-type="string">
            <text:p>unit</text:p>
          </table:table-cell>
          <table:table-cell table:number-columns-repeated="4"/>
          <table:table-cell office:value-type="string">
            <text:p>don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. UserDecorator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. Child</text:p>
          </table:table-cell>
          <table:table-cell office:value-type="string">
            <text:p>unit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. Class (bestaande uit Child(ren))</text:p>
          </table:table-cell>
          <table:table-cell office:value-type="string">
            <text:p>unit</text:p>
          </table:table-cell>
          <table:table-cell table:number-columns-repeated="4"/>
          <table:table-cell office:value-type="string">
            <text:p>done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1" table:style-name="ta4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table:number-columns-repeated="4" office:value-type="float" office:value="22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7"/>
          <table:table-cell>
            <draw:frame table:end-cell-address="Blad1.P28" table:end-x="0.102in" table:end-y="0.0728in" draw:z-index="0" draw:name="Grafiek 2" draw:style-name="gr1" svg:width="6.6512in" svg:height="2.8106in" svg:x="0.4358in" svg:y="0.1681in">
              <draw:object draw:notify-on-update-of-ranges="Blad1.B2:Blad1.G2 Blad1.B3:Blad1.G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3" table:style-name="ta3" table:print="false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7">01/27/2011</text:date>, <text:time>14:1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gress" style:display-name="PageStyle_progr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1-01-27T14:11:10</dc:date>
    <dc:creator>Bart Spaans</dc:creator>
    <meta:editing-duration>PT00H08M14S</meta:editing-duration>
    <meta:editing-cycles>4</meta:editing-cycles>
    <meta:document-statistic meta:table-count="3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none"/>
      <style:graphic-properties svg:stroke-width="0.079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682cm" svg:height="17.127cm" xlink:href=".." chart:class="chart:line" chart:style-name="ch1">
        <chart:title svg:x="5.542cm" svg:y="0.343cm" chart:style-name="ch2">
          <text:p>Burndown</text:p>
        </chart:title>
        <chart:plot-area chart:style-name="ch3" table:cell-range-address="progress.B2:progress.H2" svg:x="0.385cm" svg:y="1.426cm" svg:width="14.004cm" svg:height="15.359cm">
          <chart:axis chart:dimension="x" chart:name="primary-x" chart:style-name="ch4"/>
          <chart:axis chart:dimension="y" chart:name="primary-y" chart:style-name="ch5">
            <chart:title svg:x="0.294cm" svg:y="8.907cm" chart:style-name="ch6">
              <text:p>number of  remaining work units</text:p>
            </chart:title>
            <chart:grid chart:style-name="ch7" chart:class="major"/>
          </chart:axis>
          <chart:series chart:style-name="ch8" chart:values-cell-range-address="progress.B2:progress.H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25">
                <text:p text:id="progress.B2:progress.H2"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/>
      <style:graphic-properties svg:stroke-width="0.079cm" svg:stroke-color="#4a7ebb" draw:fill-color="#4a7ebb"/>
      <style:text-properties fo:font-size="6pt" style:font-size-asian="6pt" style:font-size-complex="6pt"/>
    </style:style>
    <style:style style:name="ch8" style:family="chart" style:data-style-name="N5000">
      <style:chart-properties chart:symbol-type="none"/>
      <style:graphic-properties svg:stroke-width="0.079cm" svg:stroke-color="#be4b48" draw:fill-color="#be4b48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895cm" svg:height="7.14cm" xlink:href=".." chart:class="chart:line" chart:style-name="ch1">
        <chart:legend chart:legend-position="end" svg:x="14.688cm" svg:y="2.985cm" chart:style-name="ch2"/>
        <chart:plot-area chart:style-name="ch3" table:cell-range-address="Blad1.B2:Blad1.G3" svg:x="0.337cm" svg:y="0.142cm" svg:width="14.015cm" svg:height="6.71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lad1.B2:Blad1.G2" chart:class="chart:line">
            <chart:data-point chart:repeated="6"/>
          </chart:series>
          <chart:series chart:style-name="ch8" chart:values-cell-range-address="Blad1.B3:Blad1.G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20">
                <text:p text:id="Blad1.B2:Blad1.G2"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 text:id="">Row 3</text:p>
              </table:table-cell>
              <table:table-cell office:value-type="float" office:value="20">
                <text:p text:id="Blad1.B3:Blad1.G3"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